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1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17.85cm">
          <text:p text:style-name="P4"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17.85cm">
          <text:p text:style-name="P4"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Registrar &amp; Proxy </text:span></text:p>
          </draw:text-box>
        </draw:frame>
        <draw:g>
          <draw:line draw:style-name="gr4" draw:text-style-name="P2" draw:layer="layout" svg:x1="4.955cm" svg:y1="6.99cm" svg:x2="15.51cm" svg:y2="6.99cm">
            <text:p text:style-name="P2"><text:span text:style-name="T2"/></text:p>
            <text:p text:style-name="P2"/>
          </draw:line>
          <draw:frame draw:style-name="gr5" draw:text-style-name="P4" draw:layer="layout" svg:width="4.074cm" svg:height="1.068cm" svg:x="5.206cm" svg:y="6.066cm">
            <draw:text-box>
              <text:p text:style-name="P2"><text:span text:style-name="T2">(1) SUBSCRIBE</text:span></text:p>
            </draw:text-box>
          </draw:frame>
        </draw:g>
        <draw:line draw:style-name="gr1" draw:text-style-name="P1" draw:layer="layout" svg:x1="26.188cm" svg:y1="6.32cm" svg:x2="26.188cm" svg:y2="17.85cm">
          <text:p text:style-name="P4"/>
        </draw:line>
        <draw:frame draw:style-name="gr3" draw:text-style-name="P3" draw:layer="layout" svg:width="3.909cm" svg:height="2.147cm" svg:x="23.946cm" svg:y="3.675cm">
          <draw:text-box>
            <text:p text:style-name="P2"><text:span text:style-name="T1">User Agent B</text:span></text:p>
          </draw:text-box>
        </draw:frame>
        <draw:g>
          <draw:line draw:style-name="gr6" draw:text-style-name="P1" draw:layer="layout" svg:x1="26.129cm" svg:y1="13.068cm" svg:x2="15.61cm" svg:y2="13.068cm">
            <text:p text:style-name="P4"/>
          </draw:line>
          <draw:frame draw:style-name="gr5" draw:text-style-name="P4" draw:layer="layout" svg:width="5.148cm" svg:height="1.068cm" svg:x="21.002cm" svg:y="12.156cm">
            <draw:text-box>
              <text:p text:style-name="P2"><text:span text:style-name="T2">(5) PUBLISH</text:span></text:p>
            </draw:text-box>
          </draw:frame>
        </draw:g>
        <draw:g>
          <draw:line draw:style-name="gr6" draw:text-style-name="P1" draw:layer="layout" svg:x1="15.51cm" svg:y1="8.338cm" svg:x2="4.991cm" svg:y2="8.338cm">
            <text:p text:style-name="P4"/>
          </draw:line>
          <draw:frame draw:style-name="gr5" draw:text-style-name="P4" draw:layer="layout" svg:width="4.389cm" svg:height="1.068cm" svg:x="11.142cm" svg:y="7.426cm">
            <draw:text-box>
              <text:p text:style-name="P2"><text:span text:style-name="T2">(2) 200 OK</text:span></text:p>
            </draw:text-box>
          </draw:frame>
        </draw:g>
        <draw:g>
          <draw:line draw:style-name="gr6" draw:text-style-name="P1" draw:layer="layout" svg:x1="15.51cm" svg:y1="9.738cm" svg:x2="4.991cm" svg:y2="9.738cm">
            <text:p text:style-name="P4"/>
          </draw:line>
          <draw:frame draw:style-name="gr5" draw:text-style-name="P4" draw:layer="layout" svg:width="4.389cm" svg:height="1.068cm" svg:x="11.142cm" svg:y="8.826cm">
            <draw:text-box>
              <text:p text:style-name="P2"><text:span text:style-name="T2">(3) NOTIFY</text:span></text:p>
            </draw:text-box>
          </draw:frame>
        </draw:g>
        <draw:g>
          <draw:line draw:style-name="gr6" draw:text-style-name="P1" draw:layer="layout" svg:x1="15.51cm" svg:y1="14.838cm" svg:x2="4.991cm" svg:y2="14.838cm">
            <text:p text:style-name="P4"/>
          </draw:line>
          <draw:frame draw:style-name="gr5" draw:text-style-name="P4" draw:layer="layout" svg:width="4.389cm" svg:height="1.068cm" svg:x="11.142cm" svg:y="13.926cm">
            <draw:text-box>
              <text:p text:style-name="P2"><text:span text:style-name="T2">(6) NOTIFY</text:span></text:p>
            </draw:text-box>
          </draw:frame>
        </draw:g>
        <draw:g>
          <draw:line draw:style-name="gr4" draw:text-style-name="P2" draw:layer="layout" svg:x1="4.956cm" svg:y1="11.19cm" svg:x2="15.511cm" svg:y2="11.19cm">
            <text:p text:style-name="P2"><text:span text:style-name="T2"/></text:p>
            <text:p text:style-name="P2"/>
          </draw:line>
          <draw:frame draw:style-name="gr5" draw:text-style-name="P4" draw:layer="layout" svg:width="4.074cm" svg:height="1.068cm" svg:x="5.207cm" svg:y="10.266cm">
            <draw:text-box>
              <text:p text:style-name="P2"><text:span text:style-name="T2">(4) OK</text:span></text:p>
            </draw:text-box>
          </draw:frame>
        </draw:g>
        <draw:g>
          <draw:line draw:style-name="gr4" draw:text-style-name="P2" draw:layer="layout" svg:x1="4.957cm" svg:y1="16.19cm" svg:x2="15.512cm" svg:y2="16.19cm">
            <text:p text:style-name="P2"><text:span text:style-name="T2"/></text:p>
            <text:p text:style-name="P2"/>
          </draw:line>
          <draw:frame draw:style-name="gr5" draw:text-style-name="P4" draw:layer="layout" svg:width="4.074cm" svg:height="1.068cm" svg:x="5.208cm" svg:y="15.266cm">
            <draw:text-box>
              <text:p text:style-name="P2"><text:span text:style-name="T2">(7) O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3T18:38:32</meta:creation-date>
    <dc:creator>Thomas Plotkowiak</dc:creator>
    <dc:date>2008-05-03T20:46:28</dc:date>
    <meta:editing-cycles>2</meta:editing-cycles>
    <meta:editing-duration>PT18M2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